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RECEPCIONES" style:display-name="TABLA_RECEPCIONES" style:family="table">
      <style:table-properties style:width="10.1181in" fo:margin-left="0in" fo:margin-right="0in" table:align="margins"/>
    </style:style>
    <style:style style:name="TABLA_5f_RECEPCIONES.A" style:display-name="TABLA_RECEPCIONES.A" style:family="table-column">
      <style:table-column-properties style:column-width="2.1597in" style:rel-column-width="13987*"/>
    </style:style>
    <style:style style:name="TABLA_5f_RECEPCIONES.B" style:display-name="TABLA_RECEPCIONES.B" style:family="table-column">
      <style:table-column-properties style:column-width="2.2896in" style:rel-column-width="14829*"/>
    </style:style>
    <style:style style:name="TABLA_5f_RECEPCIONES.C" style:display-name="TABLA_RECEPCIONES.C" style:family="table-column">
      <style:table-column-properties style:column-width="2.8347in" style:rel-column-width="18359*"/>
    </style:style>
    <style:style style:name="TABLA_5f_RECEPCIONES.D" style:display-name="TABLA_RECEPCIONES.D" style:family="table-column">
      <style:table-column-properties style:column-width="2.8347in" style:rel-column-width="18360*"/>
    </style:style>
    <style:style style:name="TABLA_5f_RECEPCIONES.1" style:display-name="TABLA_RECEPCIONES.1" style:family="table-row">
      <style:table-row-properties fo:keep-together="auto"/>
    </style:style>
    <style:style style:name="TABLA_5f_RECEPCIONES.A1" style:display-name="TABLA_RECEPCIONES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RECEPCIONES.D1" style:display-name="TABLA_RECEPCIONES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RECEPCIONES.2" style:display-name="TABLA_RECEPCIONES.2" style:family="table-row">
      <style:table-row-properties style:min-row-height="0.425in" fo:keep-together="auto"/>
    </style:style>
    <style:style style:name="TABLA_5f_RECEPCIONES.A2" style:display-name="TABLA_RECEPCIONES.A2" style:family="table-cell">
      <style:table-cell-properties fo:padding="0.0382in" fo:border-left="0.05pt solid #000000" fo:border-right="none" fo:border-top="none" fo:border-bottom="0.05pt solid #000000"/>
    </style:style>
    <style:style style:name="TABLA_5f_RECEPCIONES.B2" style:display-name="TABLA_RECEPCIONES.B2" style:family="table-cell">
      <style:table-cell-properties fo:padding="0.0382in" fo:border-left="0.05pt solid #000000" fo:border-right="none" fo:border-top="none" fo:border-bottom="0.05pt solid #000000"/>
    </style:style>
    <style:style style:name="TABLA_5f_RECEPCIONES.C2" style:display-name="TABLA_RECEPCIONES.C2" style:family="table-cell">
      <style:table-cell-properties fo:padding="0.0382in" fo:border-left="0.05pt solid #000000" fo:border-right="none" fo:border-top="none" fo:border-bottom="0.05pt solid #000000"/>
    </style:style>
    <style:style style:name="TABLA_5f_RECEPCIONES.D2" style:display-name="TABLA_RECEPCIONES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7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0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13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1eb3f2" officeooo:paragraph-rsid="00392c47" style:font-name-asian="Arial" style:font-size-asian="11pt" style:font-name-complex="Arial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1eb3f2" style:font-size-asian="11pt" style:font-size-complex="11pt"/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3bffbc" officeooo:paragraph-rsid="003bffbc" style:font-name-asian="Arial" style:font-size-asian="15pt" style:font-weight-asian="bold" style:font-name-complex="Arial" style:font-size-complex="15pt" style:font-weight-complex="bold"/>
    </style:style>
    <style:style style:name="P17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4083a4" officeooo:paragraph-rsid="004083a4" style:font-name-asian="Arial" style:font-size-asian="11pt" style:font-weight-asian="bold" style:font-name-complex="Arial" style:font-size-complex="11pt" style:font-weight-complex="bold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3a1983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1eb3f2" style:font-name-asian="Arial" style:font-name-complex="Arial"/>
    </style:style>
    <style:style style:name="T5" style:family="text">
      <style:text-properties style:font-name="Arial" officeooo:rsid="003bfb8d" style:font-name-asian="Arial" style:font-name-complex="Ari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331a7" style:font-weight-asian="bold" style:font-weight-complex="bold"/>
    </style:style>
    <style:style style:name="T8" style:family="text">
      <style:text-properties officeooo:rsid="003331a7"/>
    </style:style>
    <style:style style:name="T9" style:family="text">
      <style:text-properties officeooo:rsid="003dc22d"/>
    </style:style>
    <style:style style:name="T10" style:family="text">
      <style:text-properties officeooo:rsid="004083a4"/>
    </style:style>
    <style:style style:name="T11" style:family="text">
      <style:text-properties officeooo:rsid="0040a62a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"/>
      <text:p text:style-name="P2"/>
      <text:p text:style-name="P7"/>
      <text:p text:style-name="P8"/>
      <text:p text:style-name="P9">Teatro Nacional Cervantes</text:p>
      <text:p text:style-name="P16">Recepciones finalizadas <text:span text:style-name="T9">(Por Alta, Consumo o Transferencia)</text:span></text:p>
      <text:p text:style-name="P4"/>
      <text:p text:style-name="P6">
        <text:span text:style-name="T1">Fecha</text:span>
        <text:span text:style-name="T3">: 26/05/2015 17:56</text:span>
      </text:p>
      <text:p text:style-name="P15"/>
      <text:p text:style-name="P14"/>
      <table:table table:name="TABLA_RECEPCIONES" table:style-name="TABLA_5f_RECEPCIONES">
        <table:table-column table:style-name="TABLA_5f_RECEPCIONES.A"/>
        <table:table-column table:style-name="TABLA_5f_RECEPCIONES.B"/>
        <table:table-column table:style-name="TABLA_5f_RECEPCIONES.C"/>
        <table:table-column table:style-name="TABLA_5f_RECEPCIONES.D"/>
        <table:table-row table:style-name="TABLA_5f_RECEPCIONES.1">
          <table:table-cell table:style-name="TABLA_5f_RECEPCIONES.A1" office:value-type="string">
            <text:p text:style-name="P17">Numero</text:p>
          </table:table-cell>
          <table:table-cell table:style-name="TABLA_5f_RECEPCIONES.A1" office:value-type="string">
            <text:p text:style-name="P17">Fecha</text:p>
          </table:table-cell>
          <table:table-cell table:style-name="TABLA_5f_RECEPCIONES.A1" office:value-type="string">
            <text:p text:style-name="P12">
              <text:span text:style-name="T10">Tipo de documento</text:span>
            </text:p>
          </table:table-cell>
          <table:table-cell table:style-name="TABLA_5f_RECEPCIONES.D1" office:value-type="string">
            <text:p text:style-name="P17">Docuemento principal</text:p>
          </table:table-cell>
        </table:table-row>
        <table:table-row table:style-name="TABLA_5f_RECEPCIONES.2">
          <table:table-cell table:style-name="TABLA_5f_RECEPCIONES.A2" office:value-type="string">
            <text:p text:style-name="P10">[<text:span text:style-name="T11">NUMERO</text:span>]</text:p>
          </table:table-cell>
          <table:table-cell table:style-name="TABLA_5f_RECEPCIONES.B2" office:value-type="string">
            <text:p text:style-name="P10">[<text:span text:style-name="T11">FECHA</text:span>]</text:p>
          </table:table-cell>
          <table:table-cell table:style-name="TABLA_5f_RECEPCIONES.C2" office:value-type="string">
            <text:p text:style-name="P11">[<text:span text:style-name="T11">TIPO_DE_DOCUMENTO</text:span>]</text:p>
          </table:table-cell>
          <table:table-cell table:style-name="TABLA_5f_RECEPCIONES.D2" office:value-type="string">
            <text:p text:style-name="P10">[<text:span text:style-name="T11">DOCUMENTO_PRINCIPAL</text:span>]</text:p>
          </table:table-cell>
        </table:table-row>
        <table:table-row table:style-name="TABLA_5f_RECEPCIONES.2">
          <table:table-cell table:style-name="TABLA_5f_RECEPCIONES.A2" office:value-type="string">
            <text:p text:style-name="P10">[<text:span text:style-name="T11">NUMERO</text:span>]</text:p>
          </table:table-cell>
          <table:table-cell table:style-name="TABLA_5f_RECEPCIONES.B2" office:value-type="string">
            <text:p text:style-name="P10">[<text:span text:style-name="T11">FECHA</text:span>]</text:p>
          </table:table-cell>
          <table:table-cell table:style-name="TABLA_5f_RECEPCIONES.C2" office:value-type="string">
            <text:p text:style-name="P11">[<text:span text:style-name="T11">TIPO_DE_DOCUMENTO</text:span>]</text:p>
          </table:table-cell>
          <table:table-cell table:style-name="TABLA_5f_RECEPCIONES.D2" office:value-type="string">
            <text:p text:style-name="P10">[<text:span text:style-name="T11">DOCUMENTO_PRINCIPAL</text:span>]</text:p>
          </table:table-cell>
        </table:table-row>
        <table:table-row table:style-name="TABLA_5f_RECEPCIONES.2">
          <table:table-cell table:style-name="TABLA_5f_RECEPCIONES.A2" office:value-type="string">
            <text:p text:style-name="P10">[<text:span text:style-name="T11">NUMERO</text:span>]</text:p>
          </table:table-cell>
          <table:table-cell table:style-name="TABLA_5f_RECEPCIONES.B2" office:value-type="string">
            <text:p text:style-name="P10">[<text:span text:style-name="T11">FECHA</text:span>]</text:p>
          </table:table-cell>
          <table:table-cell table:style-name="TABLA_5f_RECEPCIONES.C2" office:value-type="string">
            <text:p text:style-name="P11">[<text:span text:style-name="T11">TIPO_DE_DOCUMENTO</text:span>]</text:p>
          </table:table-cell>
          <table:table-cell table:style-name="TABLA_5f_RECEPCIONES.D2" office:value-type="string">
            <text:p text:style-name="P10">[<text:span text:style-name="T11">DOCUMENTO_PRINCIPAL</text:span>]</text:p>
          </table:table-cell>
        </table:table-row>
      </table:table>
      <text:p text:style-name="P2"/>
      <text:p text:style-name="P3"/>
      <text:p text:style-name="P3"/>
      <text:p text:style-name="P5">
        <text:tab/>
        <text:tab/>
        <text:tab/>
        <text:tab/>
        <text:tab/>
        <text:tab/>
        <text:tab/>
        <text:tab/>
        <text:tab/>
        <text:tab/>
        <text:tab/>
        <text:span text:style-name="T7">Recibe:</text:span>
        <text:span text:style-name="T8"> <text:s text:c="2"/>_____________________________________</text:span>
   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6T17:31:15.572231159</dc:date>
    <meta:generator>LibreOffice/4.2.8.2$Linux_x86 LibreOffice_project/420m0$Build-2</meta:generator>
    <meta:editing-duration>PT20H41M16S</meta:editing-duration>
    <meta:editing-cycles>35</meta:editing-cycles>
    <meta:document-statistic meta:table-count="1" meta:image-count="1" meta:object-count="0" meta:page-count="1" meta:paragraph-count="12" meta:word-count="25" meta:character-count="259" meta:non-whitespace-character-count="233"/>
  </office:meta>
</office:document-meta>
</file>